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officeooo:rsid="00b75b45" officeooo:paragraph-rsid="00cec14f" style:font-size-asian="14pt" style:font-size-complex="14pt"/>
    </style:style>
    <style:style style:name="P8" style:family="paragraph" style:parent-style-name="Standard">
      <style:text-properties fo:font-size="14pt" officeooo:paragraph-rsid="00d89bbb" style:font-size-asian="14pt" style:font-size-complex="14pt"/>
    </style:style>
    <style:style style:name="P9" style:family="paragraph" style:parent-style-name="Standard">
      <style:text-properties fo:font-size="14pt" officeooo:rsid="00d89bbb" officeooo:paragraph-rsid="00d89bbb" style:font-size-asian="14pt" style:font-size-complex="14pt"/>
    </style:style>
    <style:style style:name="P10" style:family="paragraph" style:parent-style-name="Standard">
      <style:text-properties fo:font-size="14pt" officeooo:rsid="00da073c" officeooo:paragraph-rsid="00da073c" style:font-size-asian="14pt" style:font-size-complex="14pt"/>
    </style:style>
    <style:style style:name="P11" style:family="paragraph" style:parent-style-name="Standard">
      <style:text-properties fo:font-size="14pt" officeooo:rsid="00db61d1" officeooo:paragraph-rsid="00db61d1" style:font-size-asian="14pt" style:font-size-complex="14pt"/>
    </style:style>
    <style:style style:name="P12" style:family="paragraph" style:parent-style-name="Standard">
      <style:text-properties fo:font-size="14pt" officeooo:paragraph-rsid="00db61d1" style:font-size-asian="14pt" style:font-size-complex="14pt"/>
    </style:style>
    <style:style style:name="P13" style:family="paragraph" style:parent-style-name="Standard">
      <style:text-properties fo:font-size="14pt" fo:font-weight="bold" officeooo:rsid="00db61d1" officeooo:paragraph-rsid="00db61d1" style:font-size-asian="14pt" style:font-weight-asian="bold" style:font-size-complex="14pt" style:font-weight-complex="bold"/>
    </style:style>
    <style:style style:name="P14" style:family="paragraph" style:parent-style-name="Standard">
      <style:text-properties fo:font-size="14pt" fo:font-weight="bold" officeooo:rsid="00db9591" officeooo:paragraph-rsid="00dc9ca3"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20pt" fo:font-weight="bold" officeooo:paragraph-rsid="00d89bbb"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0pt" fo:font-weight="bold" officeooo:paragraph-rsid="00db61d1" style:font-size-asian="20pt" style:font-weight-asian="bold" style:font-size-complex="20pt" style:font-weight-complex="bold"/>
    </style:style>
    <style:style style:name="T1" style:family="text">
      <style:text-properties officeooo:rsid="0091e28d"/>
    </style:style>
    <style:style style:name="T2" style:family="text">
      <style:text-properties fo:font-weight="normal" style:font-weight-asian="normal" style:font-weight-complex="normal"/>
    </style:style>
    <style:style style:name="T3" style:family="text">
      <style:text-properties fo:font-weight="normal" officeooo:rsid="00db9591" style:font-weight-asian="normal" style:font-weight-complex="normal"/>
    </style:style>
    <style:style style:name="T4" style:family="text">
      <style:text-properties fo:font-weight="normal" officeooo:rsid="00dc9ca3" style:font-weight-asian="normal" style:font-weight-complex="normal"/>
    </style:style>
    <style:style style:name="T5" style:family="text">
      <style:text-properties officeooo:rsid="00d89bbb"/>
    </style:style>
    <style:style style:name="T6" style:family="text">
      <style:text-properties officeooo:rsid="00da073c"/>
    </style:style>
    <style:style style:name="T7" style:family="text">
      <style:text-properties officeooo:rsid="00db61d1"/>
    </style:style>
    <style:style style:name="T8" style:family="text">
      <style:text-properties officeooo:rsid="00db9591"/>
    </style:style>
    <style:style style:name="T9" style:family="text">
      <style:text-properties officeooo:rsid="00dc9c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5">Chopping on Disk</text:span>.</text:p>
      <text:p text:style-name="P1">Richard Parker <text:span text:style-name="T5">28.9</text:span>.201<text:span text:style-name="T1">7</text:span></text:p>
      <text:p text:style-name="P5"/>
      <text:p text:style-name="P6">Section 1 – Introduction<text:span text:style-name="T5">.</text:span></text:p>
      <text:p text:style-name="P4"/>
      <text:p text:style-name="P7"><text:span text:style-name="T5">Now that the functions layer has been created, at least to an initial state, the ability to use disk-chopping (and indeed other tricks) to do the main operations - multiply, nullspace, split, standard base - become sensibly encapsulated, so that improvements at the functions layer - specifically fTranspose, fMultiply and fProduceNREF - becomes both necessary and sufficient to enable the solution of problems that are too large to fit in memory, and to speed up the methods by choosing a suitable algorithm depending on the nature of the input. <text:s/>This document considers the options available for these three functions.</text:span></text:p>
      <text:p text:style-name="P7"/>
      <text:p text:style-name="P15">Section <text:span text:style-name="T5">2</text:span> – <text:span text:style-name="T5">fTranspose.</text:span></text:p>
      <text:p text:style-name="P8"/>
      <text:p text:style-name="P9">Currently there is an "mtra" function. <text:s/>It is 37 lines long, and there seems little justification for this being a separate function. <text:s/>It is probably best to make this a subroutine of fTranspose, and I think I propose to do this. <text:s/>It was originally created to allow the use of multiple cores, but with the upgrade to <text:span text:style-name="T6">the </text:span>slab transpose<text:span text:style-name="T6"> function SLTra, it seems that transposing is no longer a compute-intensive task at all, and a single-core implementation is expected to be sufficient. <text:s/>I probably ought to do some experiments to check this before I get too far, as a multi-core mtra would not be that hard to write if it is useful. <text:s/>Indeed I think I already have one somewhere!</text:span></text:p>
      <text:p text:style-name="P9"/>
      <text:p text:style-name="P10">With the possibility of multi-core held in reserve, it is abundantly clear that transposing is IO bound, and the only real consideration is memory footprint. <text:s/>At certain scales we must choose between doing the transpose directly in memory, thereby using perhaps most of the memory of the machine, or by doing it by first chopping into many pieces, transposing the pieces one-by-one, and then reassembling the transposed result. <text:s/>How are we to tell which way the user would prefer?</text:p>
      <text:p text:style-name="P10"/>
      <text:p text:style-name="P10">One way, of course, is to ask. <text:s/>We could have an optional flag, or have two programs, one that does it fastest and one that minimizes memory footprint. <text:s/>ztr can of course default this, so there is the option of having fTranspose require such information, with the (smallish?) downside that this complicates the interface to fTranspose function a little. <text:s/>Probably again some experimentation would be useful here . . . how much slower is it to transpose using disk-chopping, as against doing it in memory? <text:s/>If we can afford to default to the "chop into tiny pieces" case, this becomes a non-issue. <text:s/>Also some comparison between the speed of fTranspose and the speed of fProduceNREF would be useful - the main use-case for transpose <text:soft-page-break/>is <text:span text:style-name="T7">probably </text:span>for nullspace and saving 1 minute on a 10-hour job is not really worth bothering with<text:span text:style-name="T7"> too much</text:span>.</text:p>
      <text:p text:style-name="P10"/>
      <text:p text:style-name="P10">There is probably a case for producing a combined transpose/produceNREF program. <text:s/>If we know that the result is going straight into fProduceNREF, we may be able to avoid the need to re-assemble the transpose only to chop it up again in fProduceNREF<text:span text:style-name="T7">, and can possibly also do some investigation of the sparsity nature of the transposed result, and even perhaps permute the (transposed) rows to speed up the Gaussian. <text:s/>I think I leave that idea for future consideration, however, so we can do this if it is worthwhile and we know what things really matter.</text:span></text:p>
      <text:p text:style-name="P10"/>
      <text:p text:style-name="P11">Looking now at the immediate steps (just get it chopping on disk) it seems to me that we want two variables . . . how we get them is for future generations to investigate.</text:p>
      <text:p text:style-name="P11"/>
      <text:p text:style-name="P13">prop1<text:span text:style-name="T2"> is the maximum proportion of MEGABYTES that we are allowed to use to avoid disk chopping. <text:s/>If the transpose fits in prop1, we just do it directly.</text:span></text:p>
      <text:p text:style-name="P13"><text:span text:style-name="T2"/></text:p>
      <text:p text:style-name="P13">prop2<text:span text:style-name="T2"> is the proportion of MEGABYTES that we use for the parts when we are doing disk chopping. <text:s/>We should also respect this value when doing the actual chopping and assembly, which may require us to read a few rows of input, chop/assemble them, with multiple batches being needed for each of the parts.</text:span></text:p>
      <text:p text:style-name="P13"><text:span text:style-name="T2"/></text:p>
      <text:p text:style-name="P13"><text:span text:style-name="T2">For now they can be #define'd. <text:s/>I propose to set them at something like 25% and 5% to start with, and see how it behaves.</text:span></text:p>
      <text:p text:style-name="P7"/>
      <text:p text:style-name="P16">Section <text:span text:style-name="T7">3</text:span> – <text:span text:style-name="T5">fMultiply.</text:span></text:p>
      <text:p text:style-name="P12"/>
      <text:p text:style-name="P11">My impression here is that, depending on the nature of the two input matrices, a fairly long list of "strategies" will eventually need to be implemented in fMultiply. <text:s/>As well as the need to chop on disk, the "form" of the two input matrices needs to be considered. <text:s/>I suspect that, in the end, this will be quite a large module.</text:p>
      <text:p text:style-name="P11"/>
      <text:p text:style-name="P11">For now, I will only consider the cases where both input matrices are in the default matrix format - not permutations, not sparsified, not tensor products nor anything else along these lines. <text:s/>Upgrades in this direction are outside the scope of this project.</text:p>
      <text:p text:style-name="P11"/>
      <text:p text:style-name="P11">Even then, there is considerable scope for different strategies, and I think we must simply set a "strategy" variable which takes new values as the upgrade proceeds.</text:p>
      <text:p text:style-name="P11"/>
      <text:p text:style-name="P13">Strategy <text:span text:style-name="T8">0</text:span><text:span text:style-name="T2"> is simply to call mmul to do the jo</text:span><text:span text:style-name="T3">b, and if this strategy is chosen, it is important the mmul does not fail through lack of memory. <text:s/>fMultiply must therefore be very aware of what mmul is going to do, and to call it only when it can succeed. <text:s/>The critical test is that either matrix B, or </text:span><text:span text:style-name="T8">both</text:span><text:span text:style-name="T3"> of A and C, must fit into 50% of MEGABYTES. <text:s/>If either of these are true, strategy 0 is appropriate.</text:span><text:span text:style-name="T4"> <text:s/>We may call this (2,1) - two matrices are read and one written</text:span></text:p>
      <text:p text:style-name="P13"><text:soft-page-break/><text:span text:style-name="T3"/></text:p>
      <text:p text:style-name="P14">Strategy 1<text:span text:style-name="T2"> aims to use the strategy of the same name in mmul. <text:s/>Matrix B is chopped vertically (only)</text:span><text:span text:style-name="T4"> into N pieces</text:span><text:span text:style-name="T2">, and then each is multiplied by all of A to produce columns of matrix C, which are then assembled into the final answer.</text:span><text:span text:style-name="T4"> <text:s/>By chopping B into a fairly large number of pieces, this can handle matrices of any size, and the method is likely to be best (I think) when the matrices are only just too large for memory. <text:s/>For N=2, in particular, A is read twice, B is read twice and written once, and C is read once and written twice - (5,2)</text:span></text:p>
      <text:p text:style-name="P14"><text:span text:style-name="T4"/></text:p>
      <text:p text:style-name="P14"><text:span text:style-name="T9">Strategy 2</text:span><text:span text:style-name="T4"> can be implemented by mmul, and if it is appropriate, it probably should be. <text:s/>It reads a slice of matrix A, reads through B for each slice and writes out a slice of C. <text:s/>For square matrices that just fail to fit in 50%, we would need to use N=3, which reads A once, B three times and writes C once, giving it a (4,1) signature. <text:s/></text:span><text:span text:style-name="T9">It obviously should be implem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9-28T11:05:04.491439306</dc:date>
    <meta:editing-duration>P4DT6H48M54S</meta:editing-duration>
    <meta:editing-cycles>418</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21" meta:word-count="1100" meta:character-count="6182" meta:non-whitespace-character-count="5069"/>
  </office:meta>
</office:document-meta>
</file>